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5" manifest:media-type="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2" svg:font-family="OpenSymbol" style:font-adornments="Oblique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6" fo:font-size="16pt" fo:font-style="normal" fo:text-shadow="none" fo:font-weight="bold" officeooo:rsid="00248e62"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6" fo:font-size="16pt" fo:font-style="normal" fo:text-shadow="none" fo:font-weight="bold" officeooo:rsid="00248e62" officeooo:paragraph-rsid="027ec1f2"/>
    </style:style>
    <style:style style:name="P11" style:family="paragraph" style:parent-style-name="_5f_Header_20_page_20_paire_20__28_G_29_">
      <style:text-properties fo:font-variant="small-caps" fo:color="#d7e12c" loext:opacity="100%" style:font-name="Bitstream Vera Sans6" fo:font-size="16pt" fo:font-style="normal" fo:text-shadow="none" fo:font-weight="bold" officeooo:rsid="00248e62" officeooo:paragraph-rsid="0040e4a9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4" style:family="paragraph" style:parent-style-name="_5f_Paragraphe_20_livret_20_">
      <style:text-properties style:font-name="Bitstream Vera Sans" fo:font-size="10pt" style:font-size-asian="10pt" style:font-size-complex="10p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6" style:family="paragraph" style:parent-style-name="Standard" style:list-style-name="List_20_1">
      <loext:graphic-properties draw:fill="none"/>
      <style:paragraph-properties fo:background-color="transparent"/>
      <style:text-properties officeooo:paragraph-rsid="01f5f8a7"/>
    </style:style>
    <style:style style:name="P27" style:family="paragraph" style:parent-style-name="Standard" style:list-style-name="List_20_1" style:master-page-name="">
      <loext:graphic-properties draw:fill="none"/>
      <style:paragraph-properties style:page-number="auto" fo:background-color="transparent"/>
      <style:text-properties officeooo:paragraph-rsid="01f5f8a7"/>
    </style:style>
    <style:style style:name="P28" style:family="paragraph" style:parent-style-name="Standard" style:list-style-name="List_20_1" style:master-page-name="">
      <loext:graphic-properties draw:fill="none"/>
      <style:paragraph-properties fo:margin-left="0.499cm" fo:margin-right="0cm" fo:text-indent="-0.4cm" style:auto-text-indent="false" style:page-number="auto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29" style:family="paragraph" style:parent-style-name="Standard" style:list-style-name="List_20_1">
      <loext:graphic-properties draw:fill="none"/>
      <style:paragraph-properties fo:margin-left="0.499cm" fo:margin-right="0cm" fo:text-indent="-0.4cm" style:auto-text-indent="false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text-properties officeooo:paragraph-rsid="02cdb06c"/>
    </style:style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Paragraphe_20_livret_20_" style:list-style-name="List_20_1"/>
    <style:style style:name="P35" style:family="paragraph" style:parent-style-name="_5f_Paragraphe_20_livret_20_" style:list-style-name="List_20_1">
      <style:paragraph-properties fo:text-align="start" style:justify-single-word="false"/>
    </style:style>
    <style:style style:name="P36" style:family="paragraph" style:parent-style-name="_5f_Paragraphe_20_livret_20_réponse_20_élève" style:list-style-name="_5f_Numérotation_20_des_20_exercices_20_livrets"/>
    <style:style style:name="P37" style:family="paragraph" style:parent-style-name="_5f_Paragraphe_20_livret_20_réponse_20_élève" style:list-style-name="liste_5f_abc"/>
    <style:style style:name="P38" style:family="paragraph" style:parent-style-name="_5f_Paragraphe_20_livret_20_réponse_20_élève" style:list-style-name="liste_5f_abc">
      <style:text-properties officeooo:paragraph-rsid="0272f7b8"/>
    </style:style>
    <style:style style:name="P39" style:family="paragraph" style:parent-style-name="_5f_Paragraphe_20_livret_20_réponse_20_élève" style:list-style-name="List_20_1" style:master-page-name="">
      <loext:graphic-properties draw:fill="none"/>
      <style:paragraph-properties fo:margin-left="0.7cm" fo:margin-right="0cm" fo:margin-top="0cm" fo:margin-bottom="0cm" style:contextual-spacing="false" style:line-height-at-least="0.7cm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0.504cm"/>
          <style:tab-stop style:position="9.4cm" style:type="right" style:leader-style="dotted" style:leader-text="."/>
        </style:tab-stops>
      </style:paragraph-properties>
    </style:style>
    <style:style style:name="P40" style:family="paragraph" style:parent-style-name="_5f_Titre_20_d_27_exercices_20_livret" style:list-style-name="_5f_Numérotation_20_des_20_exercices_20_livrets"/>
    <style:style style:name="P41" style:family="paragraph" style:parent-style-name="_5f_Titre_20_d_27_exercices_20_livret_20_sans_20_titre_20_avec_20_num_20_exo" style:master-page-name="SERIE_5f_G_5f_GAUCHE_5f_ET_5f_DROITE_5f_2COL">
      <style:paragraph-properties style:page-number="auto"/>
      <style:text-properties style:font-name="Bitstream Vera Sans" fo:font-size="10pt" officeooo:rsid="01de3ea5" style:font-size-asian="10pt" style:font-size-complex="10pt"/>
    </style:style>
    <style:style style:name="P42" style:family="paragraph" style:parent-style-name="_5f_Titre_20_d_27_exercices_20_livret_20_sans_20_titre_20_avec_20_num_20_exo">
      <style:paragraph-properties fo:margin-top="0.4cm" fo:margin-bottom="0.101cm" style:contextual-spacing="false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-color="#2a6099"/>
      <style:paragraph-properties fo:text-align="center"/>
    </style:style>
    <style:style style:name="P52" style:family="paragraph">
      <loext:graphic-properties draw:fill="solid" draw:fill-color="#d7e12c"/>
    </style:style>
    <style:style style:name="T1" style:family="text">
      <style:text-properties officeooo:rsid="00216d78"/>
    </style:style>
    <style:style style:name="T2" style:family="text">
      <style:text-properties officeooo:rsid="026ec29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1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14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" style:family="text">
      <style:text-properties style:use-window-font-color="true" loext:opacity="0%" style:font-name="Bitstream Vera Sans" fo:font-size="10pt" officeooo:rsid="01f45d87" style:font-size-asian="10pt" style:font-size-complex="10pt"/>
    </style:style>
    <style:style style:name="T16" style:family="text">
      <style:text-properties style:use-window-font-color="true" loext:opacity="0%" style:font-name="Bitstream Vera Sans" fo:font-size="10pt" officeooo:rsid="01f5f8a7" style:font-size-asian="10pt" style:font-size-complex="10pt"/>
    </style:style>
    <style:style style:name="T17" style:family="text">
      <style:text-properties style:use-window-font-color="true" loext:opacity="0%" style:font-name="Bitstream Vera Sans" fo:font-size="10pt" officeooo:rsid="01e26161" style:font-size-asian="10pt" style:font-size-complex="10pt"/>
    </style:style>
    <style:style style:name="T18" style:family="text">
      <style:text-properties style:use-window-font-color="true" loext:opacity="0%" style:font-name="Bitstream Vera Sans" fo:font-size="10pt" officeooo:rsid="01e175d5" style:font-size-asian="10pt" style:font-size-complex="10pt"/>
    </style:style>
    <style:style style:name="T19" style:family="text">
      <style:text-properties style:use-window-font-color="true" loext:opacity="0%" style:font-name="Bitstream Vera Sans" fo:font-size="10pt" officeooo:rsid="01de3ea5" style:font-size-asian="10pt" style:font-size-complex="10pt"/>
    </style:style>
    <style:style style:name="T20" style:family="text">
      <style:text-properties style:use-window-font-color="true" loext:opacity="0%" style:font-name="Bitstream Vera Sans" fo:font-size="10pt" fo:font-style="normal" officeooo:rsid="01f5f8a7" fo:background-color="transparent" loext:char-shading-value="0" style:font-size-asian="10pt" style:font-size-complex="10pt"/>
    </style:style>
    <style:style style:name="T21" style:family="text">
      <style:text-properties style:use-window-font-color="true" loext:opacity="0%" style:font-name="Bitstream Vera Sans" fo:font-size="10pt" fo:font-style="normal" fo:font-weight="normal" officeooo:rsid="027233fb" style:font-size-asian="10pt" style:font-size-complex="10pt"/>
    </style:style>
    <style:style style:name="T22" style:family="text">
      <style:text-properties style:use-window-font-color="true" loext:opacity="0%" style:text-position="0% 100%" style:font-name="Bitstream Vera Sans" fo:font-size="10pt" style:font-name-asian="OpenSymbol1" style:font-size-asian="10pt" style:font-style-asian="normal" style:font-name-complex="OpenSymbol1" style:font-size-complex="10pt" style:font-style-complex="normal"/>
    </style:style>
    <style:style style:name="T23" style:family="text">
      <style:text-properties style:use-window-font-color="true" loext:opacity="0%" style:text-position="0% 100%" style:font-name="Bitstream Vera Sans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24" style:family="text">
      <style:text-properties style:use-window-font-color="true" loext:opacity="0%" style:text-position="0% 100%" style:font-name="Bitstream Vera Sans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25" style:family="text">
      <style:text-properties style:use-window-font-color="true" loext:opacity="0%" style:text-position="0% 100%" style:font-name="Bitstream Vera Sans" fo:font-size="10pt" officeooo:rsid="01f5f8a7" style:font-name-asian="OpenSymbol1" style:font-size-asian="10pt" style:font-style-asian="normal" style:font-name-complex="OpenSymbol1" style:font-size-complex="10pt" style:font-style-complex="normal"/>
    </style:style>
    <style:style style:name="T26" style:family="text">
      <style:text-properties style:use-window-font-color="true" loext:opacity="0%" style:text-position="0% 100%" style:font-name="Bitstream Vera Sans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27" style:family="text">
      <style:text-properties style:use-window-font-color="true" loext:opacity="0%" style:text-position="0% 100%" style:font-name="Bitstream Vera Sans" fo:font-size="10pt" fo:font-style="normal" officeooo:rsid="01df9229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style:use-window-font-color="true" loext:opacity="0%" style:text-position="0% 100%" style:font-name="Bitstream Vera Sans" fo:font-size="10pt" fo:font-style="normal" officeooo:rsid="01e175d5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style:use-window-font-color="true" loext:opacity="0%" style:text-position="0% 100%" style:font-name="Bitstream Vera Sans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use-window-font-color="true" loext:opacity="0%" style:text-position="0% 100%" style:font-name="Bitstream Vera Sans" fo:font-size="10pt" style:font-name-asian="OpenSymbol2" style:font-size-asian="10pt" style:font-style-asian="normal" style:font-name-complex="OpenSymbol2" style:font-size-complex="10pt" style:font-style-complex="normal"/>
    </style:style>
    <style:style style:name="T31" style:family="text">
      <style:text-properties style:use-window-font-color="true" loext:opacity="0%" style:text-position="0% 100%" style:font-name="Bitstream Vera Sans" fo:font-size="10pt" officeooo:rsid="000c3b66" style:font-name-asian="OpenSymbol2" style:font-size-asian="10pt" style:font-style-asian="normal" style:font-name-complex="OpenSymbol2" style:font-size-complex="10pt" style:font-style-complex="normal"/>
    </style:style>
    <style:style style:name="T32" style:family="text">
      <style:text-properties style:use-window-font-color="true" loext:opacity="0%" style:text-position="0% 100%" style:font-name="Bitstream Vera Sans" fo:font-size="10pt" style:font-name-asian="SimSun" style:font-size-asian="10pt" style:font-style-asian="normal" style:font-name-complex="Mangal" style:font-size-complex="10pt" style:font-style-complex="normal"/>
    </style:style>
    <style:style style:name="T33" style:family="text">
      <style:text-properties style:use-window-font-color="true" loext:opacity="0%" style:text-position="0% 100%" style:font-name="Bitstream Vera Sans" fo:font-size="10pt" officeooo:rsid="000c3b66" style:font-name-asian="SimSun" style:font-size-asian="10pt" style:font-style-asian="normal" style:font-name-complex="Mangal" style:font-size-complex="10pt" style:font-style-complex="normal"/>
    </style:style>
    <style:style style:name="T34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35" style:family="text">
      <style:text-properties officeooo:rsid="002925a2"/>
    </style:style>
    <style:style style:name="T36" style:family="text">
      <style:text-properties officeooo:rsid="002b33ed"/>
    </style:style>
    <style:style style:name="T37" style:family="text">
      <style:text-properties style:text-position="0% 100%" style:font-name="Bitstream Vera Sans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text-position="0% 100%" style:font-name="Bitstream Vera Sans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39" style:family="text">
      <style:text-properties style:text-position="0% 100%" style:font-name="Bitstream Vera Sans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b2b2b2" loext:opacity="100%" style:text-position="0% 100%" style:font-name="Bitstream Vera Sans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1" style:family="text">
      <style:text-properties fo:color="#b3b3b3" loext:opacity="100%" style:text-position="0% 100%" style:font-name="Bitstream Vera Sans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42" style:family="text">
      <style:text-properties fo:color="#b3b3b3" loext:opacity="100%" style:text-position="0% 100%" style:font-name="Bitstream Vera Sans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3" style:family="text">
      <style:text-properties style:font-name="Bitstream Vera Sans" fo:font-size="10pt" style:font-size-asian="10pt" style:font-size-complex="10pt"/>
    </style:style>
    <style:style style:name="T44" style:family="text">
      <style:text-properties style:font-name="Bitstream Vera Sans" fo:font-size="10pt" officeooo:rsid="01df9229" style:font-size-asian="10pt" style:font-size-complex="10pt"/>
    </style:style>
    <style:style style:name="T45" style:family="text">
      <style:text-properties style:font-name="Bitstream Vera Sans" fo:font-size="10pt" officeooo:rsid="01e175d5" style:font-size-asian="10pt" style:font-size-complex="10pt"/>
    </style:style>
    <style:style style:name="T46" style:family="text">
      <style:text-properties style:font-name="Bitstream Vera Sans" fo:font-size="10pt" officeooo:rsid="01e26161" style:font-size-asian="10pt" style:font-size-complex="10pt"/>
    </style:style>
    <style:style style:name="T47" style:family="text">
      <style:text-properties fo:font-size="2pt"/>
    </style:style>
    <style:style style:name="T48" style:family="text">
      <style:text-properties officeooo:rsid="0160d7ef"/>
    </style:style>
    <style:style style:name="T49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30552*" fo:start-indent="0cm" fo:end-indent="0cm"/>
          <style:column style:rel-width="34983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1" draw:name="Shape2_0" draw:style-name="gr14" draw:text-style-name="P48" svg:width="2.701cm" svg:height="0.715cm" draw:transform="rotate (0.0876155284501153) translate (1.31409722222222cm 1.37054166666667cm)">
        <draw:text-box>
          <text:p text:style-name="P43"><text:span text:style-name="T49">Série 2</text:span></text:p>
        </draw:text-box>
      </draw:frame>
      <text:list xml:id="list1330473825" text:style-name="_5f_Numérotation_20_des_20_exercices_20_livrets">
        <text:list-item>
          <text:p text:style-name="P41">Écris sous forme de fractions.</text:p>
          <text:list>
            <text:list-item>
              <text:p text:style-name="_5f_Paragraphe_20_énoncé_20_après_20_numéro_20_question"><text:span text:style-name="T43">douze </text:span><text:span text:style-name="T44">centièmes :<text:tab/><text:tab/></text:span><text:span text:style-name="Character_5f_20_5f_style"><text:span text:style-name="T40"><draw:frame draw:style-name="fr3" draw:name="Object26" text:anchor-type="as-char" svg:y="-0.556cm" svg:width="1.275cm" svg:height="0.87cm" draw:z-index="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vingt-six millièmes :<text:tab/><text:tab/></text:span></text:span><text:span text:style-name="Character_5f_20_5f_style"><text:span text:style-name="T40"><draw:frame draw:style-name="fr3" draw:name="Object28" text:anchor-type="as-char" svg:y="-0.556cm" svg:width="1.275cm" svg:height="0.87cm" draw:z-index="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seize tiers : <text:tab/><text:tab/><text:tab/></text:span></text:span><text:span text:style-name="Character_5f_20_5f_style"><text:span text:style-name="T37"><draw:frame draw:style-name="fr3" draw:name="Object29" text:anchor-type="as-char" svg:y="-0.556cm" svg:width="1.275cm" svg:height="0.87cm" draw:z-index="1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trois demis :<text:tab/><text:tab/><text:tab/></text:span></text:span><text:span text:style-name="Character_5f_20_5f_style"><text:span text:style-name="T37"><draw:frame draw:style-name="fr3" draw:name="Object30" text:anchor-type="as-char" svg:y="-0.556cm" svg:width="1.275cm" svg:height="0.87cm" draw:z-index="1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huit quarts :<text:tab/><text:tab/><text:tab/></text:span></text:span><text:span text:style-name="Character_5f_20_5f_style"><text:span text:style-name="T37"><draw:frame draw:style-name="fr3" draw:name="Object31" text:anchor-type="as-char" svg:y="-0.556cm" svg:width="1.275cm" svg:height="0.87cm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quatre-vingts neuvièmes :<text:tab/></text:span></text:span><text:span text:style-name="Character_5f_20_5f_style"><text:span text:style-name="T37"><draw:frame draw:style-name="fr3" draw:name="Object32" text:anchor-type="as-char" svg:y="-0.556cm" svg:width="1.275cm" svg:height="0.87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quatre vingt-n</text:span></text:span><text:span text:style-name="Character_5f_20_5f_style"><text:span text:style-name="T27">e</text:span></text:span><text:span text:style-name="Character_5f_20_5f_style"><text:span text:style-name="T23">uvièmes :</text:span></text:span><text:span text:style-name="Character_5f_20_5f_style"><text:span text:style-name="T37"><text:tab/></text:span></text:span><text:span text:style-name="Character_5f_20_5f_style"><text:span text:style-name="T37"><draw:frame draw:style-name="fr3" draw:name="Object33" text:anchor-type="as-char" svg:y="-0.556cm" svg:width="1.275cm" svg:height="0.87cm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  </text:list-item>
          </text:list>
        </text:list-item>
        <text:list-item>
          <text:h text:style-name="_5f_Titre_20_d_27_exercices_20_livret_20_avec_20_num_20_exo" text:outline-level="1"><text:span text:style-name="Character_5f_20_5f_style"><text:span text:style-name="T43">Énigmes</text:span></text:span></text:h>
          <text:list>
            <text:list-item>
              <text:p text:style-name="_5f_Paragraphe_20_énoncé_20_après_20_numéro_20_question"><text:span text:style-name="T43">Mon dénominateur est le numérateur de </text:span><text:span text:style-name="T43"><draw:frame draw:style-name="fr4" draw:name="Object10" text:anchor-type="as-char" svg:y="-0.556cm" svg:width="0.716cm" svg:height="0.87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5">et mon numérateur est le dénominateur de </text:span><text:span text:style-name="T45"><draw:frame draw:style-name="fr4" draw:name="Object11" text:anchor-type="as-char" svg:y="-0.556cm" svg:width="0.716cm" svg:height="0.87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5">. Je suis : </text:span><text:span text:style-name="Character_5f_20_5f_style"><text:span text:style-name="T41"><draw:frame draw:style-name="fr3" draw:name="Object1" text:anchor-type="as-char" svg:y="-0.556cm" svg:width="1.275cm" svg:height="0.87cm" draw:z-index="5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4">Mon numérateur est le double de celui de </text:span></text:span><text:span text:style-name="Character_5f_20_5f_style"><text:span text:style-name="T24"><draw:frame draw:style-name="fr4" draw:name="Object12" text:anchor-type="as-char" svg:y="-0.556cm" svg:width="0.492cm" svg:height="0.87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Character_5f_20_5f_style"><text:span text:style-name="T24">et mon dénominateur est le tiers de celui de </text:span></text:span><text:span text:style-name="Character_5f_20_5f_style"><text:span text:style-name="T24"><draw:frame draw:style-name="fr4" draw:name="Object13" text:anchor-type="as-char" svg:y="-0.556cm" svg:width="0.492cm" svg:height="0.87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Character_5f_20_5f_style"><text:span text:style-name="T24">. Je suis :<text:tab/></text:span></text:span><text:span text:style-name="Character_5f_20_5f_style"><text:span text:style-name="T24"><draw:frame draw:style-name="fr3" draw:name="Object2" text:anchor-type="as-char" svg:y="-0.556cm" svg:width="1.275cm" svg:height="0.87cm" draw:z-index="5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  </text:list-item>
          </text:list>
        </text:list-item>
        <text:list-item>
          <text:p text:style-name="P36"><text:span text:style-name="Character_5f_20_5f_style">La somme de mon numérateur et de mon dénominateur est 9, leur différence est 5 et je suis une fraction supérieure à 1. Je suis : </text:span><text:span text:style-name="Character_5f_20_5f_style"><draw:frame draw:style-name="fr3" draw:name="Object9" text:anchor-type="as-char" svg:y="-0.556cm" svg:width="1.275cm" svg:height="0.87cm" draw:z-index="5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h text:style-name="_5f_Titre_20_d_27_exercices_20_livret_20_avec_20_num_20_exo" text:outline-level="1"><text:span text:style-name="Character_5f_20_5f_style"><text:span text:style-name="T43">Des groupes</text:span></text:span></text:h>
        </text:list-item>
      </text:list>
      <text:p text:style-name="P24">Un sac de billes est composé de 5 billes bleues et de 3 billes rouges.</text:p>
      <text:list xml:id="list153009220382362" text:continue-numbering="true" text:style-name="_5f_Numérotation_20_des_20_exercices_20_livrets">
        <text:list-item>
          <text:list>
            <text:list-item>
              <text:p text:style-name="_5f_Paragraphe_20_énoncé_20_après_20_numéro">Que représente la fraction <draw:frame draw:style-name="fr4" draw:name="Object14" text:anchor-type="as-char" svg:y="-0.556cm" svg:width="0.492cm" svg:height="0.87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 ?</text:p>
            </text:list-item>
          </text:list>
        </text:list-item>
      </text:list>
      <text:p text:style-name="FILET_5f_POINTILLES"><text:span text:style-name="_5f_pointillés_20_gris"><text:span text:style-name="T43">………………………………………………………………….</text:span></text:span></text:p>
      <text:list xml:id="list153008603536229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3">Si Aïssatou ajoute une bille rouge dans le sac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31">□</text:span></text:span><text:span text:style-name="Character_5f_20_5f_style"><text:span text:style-name="T33"> le numérateur<text:tab/><text:tab/></text:span></text:span><text:span text:style-name="Character_5f_20_5f_style"><text:span text:style-name="T31">□</text:span></text:span><text:span text:style-name="Character_5f_20_5f_style"><text:span text:style-name="T33"> le dénominateur</text:span></text:span></text:p>
      <text:list xml:id="list153009824796727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24">Si Aïssatou </text:span></text:span><text:span text:style-name="Character_5f_20_5f_style"><text:span text:style-name="T28">enlève une bille bleue du sac</text:span></text:span><text:span text:style-name="Character_5f_20_5f_style"><text:span text:style-name="T24">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30">□</text:span></text:span><text:span text:style-name="Character_5f_20_5f_style"><text:span text:style-name="T32"> le numérateur<text:tab/><text:tab/></text:span></text:span><text:span text:style-name="Character_5f_20_5f_style"><text:span text:style-name="T30">□</text:span></text:span><text:span text:style-name="Character_5f_20_5f_style"><text:span text:style-name="T32"> le dénominateur</text:span></text:span></text:p>
      <text:p text:style-name="_5f_Paragraphe_20_livret_20_"><text:span text:style-name="Character_5f_20_5f_style"/></text:p>
      <text:list xml:id="list153007883190678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5">Complète </text:span></text:span><text:span text:style-name="Character_5f_20_5f_style"><text:span text:style-name="T16">les phrases ci-</text:span></text:span><text:span text:style-name="Character_5f_20_5f_style"><text:span text:style-name="T21">contre</text:span></text:span><text:span text:style-name="Character_5f_20_5f_style"><text:span text:style-name="T16"> avec une fraction :</text:span></text:span></text:p>
        </text:list-item>
      </text:list>
      <text:list xml:id="list144182964" text:style-name="List_20_1">
        <text:list-item>
          <text:p text:style-name="P35"><text:span text:style-name="Character_5f_20_5f_style"><text:span text:style-name="T43">6 mois représentent </text:span></text:span><text:span text:style-name="Character_5f_20_5f_style"><text:span text:style-name="T43"><draw:frame draw:style-name="fr3" draw:name="Object34" text:anchor-type="as-char" svg:y="-0.556cm" svg:width="1.275cm" svg:height="0.87cm" draw:z-index="1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Character_5f_20_5f_style"><text:span text:style-name="T43">d’une année.</text:span></text:span></text:p>
        </text:list-item>
        <text:list-item>
          <text:p text:style-name="P35"><text:span text:style-name="Character_5f_20_5f_style"><text:span text:style-name="T20">4</text:span></text:span><text:span text:style-name="Character_5f_20_5f_style"><text:span text:style-name="T16"> mois représentent </text:span></text:span><text:span text:style-name="Character_5f_20_5f_style"><text:span text:style-name="T16"><draw:frame draw:style-name="fr3" draw:name="Object35" text:anchor-type="as-char" svg:y="-0.556cm" svg:width="1.275cm" svg:height="0.87cm" draw:z-index="1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Character_5f_20_5f_style"><text:span text:style-name="T16">d’une année.</text:span></text:span></text:p>
        </text:list-item>
        <text:list-item>
          <text:p text:style-name="P35"><text:span text:style-name="Character_5f_20_5f_style"><text:span text:style-name="T20">30 minutes</text:span></text:span><text:span text:style-name="Character_5f_20_5f_style"><text:span text:style-name="T16"> représentent </text:span></text:span><text:span text:style-name="Character_5f_20_5f_style"><text:span text:style-name="T16"><draw:frame draw:style-name="fr3" draw:name="Object36" text:anchor-type="as-char" svg:y="-0.512cm" svg:width="1.168cm" svg:height="0.781cm" draw:z-index="19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Character_5f_20_5f_style"><text:span text:style-name="T16">d’une </text:span></text:span><text:span text:style-name="Character_5f_20_5f_style"><text:span text:style-name="T20">heure</text:span></text:span><text:span text:style-name="Character_5f_20_5f_style"><text:span text:style-name="T16">.</text:span></text:span></text:p>
        </text:list-item>
        <text:list-item>
          <text:p text:style-name="P34"><text:span text:style-name="Character_5f_20_5f_style"><text:span text:style-name="T20">15 minutes</text:span></text:span><text:span text:style-name="Character_5f_20_5f_style"><text:span text:style-name="T16"> représentent </text:span></text:span><text:span text:style-name="Character_5f_20_5f_style"><text:span text:style-name="T16"><draw:frame draw:style-name="fr3" draw:name="Object37" text:anchor-type="as-char" svg:y="-0.512cm" svg:width="1.168cm" svg:height="0.781cm" draw:z-index="2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Character_5f_20_5f_style"><text:span text:style-name="T16">d’une </text:span></text:span><text:span text:style-name="Character_5f_20_5f_style"><text:span text:style-name="T20">heure</text:span></text:span><text:span text:style-name="Character_5f_20_5f_style"><text:span text:style-name="T16">.</text:span></text:span></text:p>
        </text:list-item>
        <text:list-item>
          <text:p text:style-name="P34"><text:span text:style-name="Character_5f_20_5f_style"><text:span text:style-name="T20">45 minutes</text:span></text:span><text:span text:style-name="Character_5f_20_5f_style"><text:span text:style-name="T16"> représentent </text:span></text:span><text:span text:style-name="Character_5f_20_5f_style"><text:span text:style-name="T16"><draw:frame draw:style-name="fr3" draw:name="Object38" text:anchor-type="as-char" svg:y="-0.512cm" svg:width="1.168cm" svg:height="0.781cm" draw:z-index="2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Character_5f_20_5f_style"><text:span text:style-name="T16">d’une </text:span></text:span><text:span text:style-name="Character_5f_20_5f_style"><text:span text:style-name="T20">heure</text:span></text:span><text:span text:style-name="Character_5f_20_5f_style"><text:span text:style-name="T16">.</text:span></text:span></text:p>
        </text:list-item>
      </text:list>
      <text:list xml:id="list153009514403963" text:continue-list="list153007883190678" text:style-name="_5f_Numérotation_20_des_20_exercices_20_livrets">
        <text:list-item>
          <text:p text:style-name="P42"><text:span text:style-name="Character_5f_20_5f_style"><text:span text:style-name="T43">Complète les phrases ci-dessous à l’aide d’un entier :</text:span></text:span></text:p>
          <text:list>
            <text:list-item>
              <text:p text:style-name="P36"><text:span text:style-name="Character_5f_20_5f_style"><text:span text:style-name="T16">Un demi-litre de lait représente </text:span></text:span><text:span text:style-name="Character_5f_20_5f_style"><text:span text:style-name="T40">…</text:span></text:span><text:span text:style-name="Character_5f_20_5f_style"><text:span text:style-name="T42">……</text:span></text:span><text:span text:style-name="Character_5f_20_5f_style"><text:span text:style-name="T23"> </text:span></text:span><text:span text:style-name="Character_5f_20_5f_style"><text:span text:style-name="T25">cL.</text:span></text:span></text:p>
            </text:list-item>
            <text:list-item>
              <text:p text:style-name="P36"><text:span text:style-name="Character_5f_20_5f_style"><text:span text:style-name="T25">Une demi-douzaine d’œufs représentent </text:span></text:span><text:span text:style-name="Character_5f_20_5f_style"><text:span text:style-name="T40">…</text:span></text:span><text:span text:style-name="Character_5f_20_5f_style"><text:span text:style-name="T42">…… </text:span></text:span><text:span text:style-name="Character_5f_20_5f_style"><text:span text:style-name="T25">œufs.</text:span></text:span></text:p>
            </text:list-item>
            <text:list-item>
              <text:p text:style-name="_5f_Paragraphe_20_énoncé_20_après_20_numéro_20_question"><text:span text:style-name="Character_5f_20_5f_style"><text:span text:style-name="T43">Complète les pointillés par le nombre qui convient :</text:span></text:span></text:p>
            </text:list-item>
          </text:list>
        </text:list-item>
      </text:list>
      <text:section text:style-name="Sect1" text:name="Section3">
        <text:list xml:id="list153009760609376" text:continue-list="list144182964" text:style-name="List_20_1">
          <text:list-item text:start-value="1">
            <text:p text:style-name="P27"><text:span text:style-name="Character_5f_20_5f_style"><text:span text:style-name="T17">50 </text:span></text:span><text:span text:style-name="Character_5f_20_5f_style"><text:span text:style-name="T29">×</text:span></text:span><text:span text:style-name="Character_5f_20_5f_style"><text:span text:style-name="T17"> </text:span></text:span><text:span text:style-name="Character_5f_20_5f_style"><text:span text:style-name="T17"><draw:frame draw:style-name="fr4" draw:name="Object15" text:anchor-type="as-char" svg:y="-0.556cm" svg:width="0.492cm" svg:height="0.87cm" draw:z-index="2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Character_5f_20_5f_style"><text:span text:style-name="T17">= 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6"><text:span text:style-name="Character_5f_20_5f_style"><text:span text:style-name="T17">24 </text:span></text:span><text:span text:style-name="Character_5f_20_5f_style"><text:span text:style-name="T29">×</text:span></text:span><text:span text:style-name="Character_5f_20_5f_style"><text:span text:style-name="T17"> </text:span></text:span><text:span text:style-name="Character_5f_20_5f_style"><text:span text:style-name="T17"><draw:frame draw:style-name="fr4" draw:name="Object16" text:anchor-type="as-char" svg:y="-0.556cm" svg:width="0.492cm" svg:height="0.87cm" draw:z-index="2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Character_5f_20_5f_style"><text:span text:style-name="T17">= 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6"><text:span text:style-name="T46">13 </text:span><text:span text:style-name="Character_5f_20_5f_style"><text:span text:style-name="T39">×</text:span></text:span><text:span text:style-name="T46"> </text:span><text:span text:style-name="T46"><draw:frame draw:style-name="fr4" draw:name="Object17" text:anchor-type="as-char" svg:y="-0.556cm" svg:width="0.492cm" svg:height="0.87cm" draw:z-index="2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Character_5f_20_5f_style"><text:span text:style-name="T17">= 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6"><text:span text:style-name="T46">60 </text:span><text:span text:style-name="Character_5f_20_5f_style"><text:span text:style-name="T39">×</text:span></text:span><text:span text:style-name="T46"> </text:span><text:span text:style-name="T46"><draw:frame draw:style-name="fr4" draw:name="Object18" text:anchor-type="as-char" svg:y="-0.556cm" svg:width="0.492cm" svg:height="0.87cm" draw:z-index="2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Character_5f_20_5f_style"><text:span text:style-name="T17">= 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8"><text:span text:style-name="T46"><draw:frame draw:style-name="fr4" draw:name="Object19" text:anchor-type="as-char" svg:y="-0.556cm" svg:width="0.492cm" svg:height="0.87cm" draw:z-index="2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Character_5f_20_5f_style"><text:span text:style-name="T39">×</text:span></text:span><text:span text:style-name="T46"> 31 </text:span><text:span text:style-name="Character_5f_20_5f_style"><text:span text:style-name="T17">= 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9"><text:span text:style-name="T46"><draw:frame draw:style-name="fr4" draw:name="Object20" text:anchor-type="as-char" svg:y="-0.556cm" svg:width="0.492cm" svg:height="0.87cm" draw:z-index="2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6">de 20, c’est <text:s/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29"><text:span text:style-name="Character_5f_20_5f_style"><text:span text:style-name="T26"><draw:frame draw:style-name="fr4" draw:name="Object21" text:anchor-type="as-char" svg:y="-0.556cm" svg:width="0.492cm" svg:height="0.87cm" draw:z-index="2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Character_5f_20_5f_style"><text:span text:style-name="T26">de 120, c’est <text:s/></text:span></text:span><text:span text:style-name="Character_5f_20_5f_style"><text:span text:style-name="T40">…</text:span></text:span><text:span text:style-name="Character_5f_20_5f_style"><text:span text:style-name="T42">……</text:span></text:span></text:p>
          </text:list-item>
          <text:list-item>
            <text:p text:style-name="P39"><text:span text:style-name="Character_5f_20_5f_style"><text:span text:style-name="T22">Un quart de 40, c’est </text:span></text:span><text:span text:style-name="Character_5f_20_5f_style"><text:span text:style-name="T40">…</text:span></text:span></text:p>
          </text:list-item>
        </text:list>
      </text:section>
      <text:list xml:id="list153008741869662" text:continue-list="list153009514403963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3">Dans chaque cas, donne la valeur exacte du nombre à l’aide d’une fraction :</text:span></text:span></text:p>
            </text:list-item>
          </text:list>
        </text:list-item>
      </text:list>
      <text:list xml:id="list256127130" text:style-name="liste_5f_abc">
        <text:list-header>
          <text:p text:style-name="P37"><text:span text:style-name="Character_5f_20_5f_style"><text:span text:style-name="T18">Le quotient de 25 par 7 : </text:span></text:span><text:span text:style-name="Character_5f_20_5f_style"><text:span text:style-name="T18"><draw:frame draw:style-name="fr3" draw:name="Object22" text:anchor-type="as-char" svg:y="-0.556cm" svg:width="1.275cm" svg:height="0.87cm" draw:z-index="4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/text:list-header>
      </text:list>
      <text:p text:style-name="_5f_Paragraphe_20_livret_20_"><text:span text:style-name="Character_5f_20_5f_style"><text:span text:style-name="T47"/></text:span></text:p>
      <text:list xml:id="list153009724654381" text:continue-numbering="true" text:style-name="liste_5f_abc">
        <text:list-header>
          <text:p text:style-name="P38"><text:span text:style-name="Character_5f_20_5f_style"><text:span text:style-name="T24">Le quotient de 11 par 14 : </text:span></text:span><text:span text:style-name="Character_5f_20_5f_style"><text:span text:style-name="T24"><draw:frame draw:style-name="fr3" draw:name="Object23" text:anchor-type="as-char" svg:y="-0.556cm" svg:width="1.275cm" svg:height="0.87cm" draw:z-index="4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</text:list-header>
      </text:list>
      <text:p text:style-name="_5f_Paragraphe_20_livret_20_"><text:span text:style-name="Character_5f_20_5f_style"><text:span text:style-name="T47"/></text:span></text:p>
      <text:list xml:id="list153009436786535" text:continue-numbering="true" text:style-name="liste_5f_abc">
        <text:list-header>
          <text:p text:style-name="P38"><text:span text:style-name="Character_5f_20_5f_style"><text:span text:style-name="T26">31 ÷ 43 :</text:span></text:span><text:span text:style-name="Character_5f_20_5f_style"><text:span text:style-name="T26"><draw:frame draw:style-name="fr3" draw:name="Object24" text:anchor-type="as-char" svg:y="-0.556cm" svg:width="1.275cm" svg:height="0.87cm" draw:z-index="4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</text:list-header>
      </text:list>
      <text:list xml:id="list153008875637166" text:continue-list="list153008741869662" text:style-name="_5f_Numérotation_20_des_20_exercices_20_livrets">
        <text:list-item>
          <text:p text:style-name="P42"><text:span text:style-name="Character_5f_20_5f_style"><text:span text:style-name="T19">Écris </text:span></text:span><text:span text:style-name="Character_5f_20_5f_style"><text:span text:style-name="T17">le résultat sous la forme d’une fraction :</text:span></text:span></text:p>
          <text:list>
            <text:list-item>
              <text:p text:style-name="_5f_Paragraphe_20_énoncé_20_après_20_numéro_20_question"><text:span text:style-name="Character_5f_20_5f_style"><text:span text:style-name="T17">Deux fois un neuvième : </text:span></text:span><text:span text:style-name="Character_5f_20_5f_style"><text:span text:style-name="T17"><draw:frame draw:style-name="fr3" draw:name="Object3" text:anchor-type="as-char" svg:y="-0.556cm" svg:width="1.275cm" svg:height="0.87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Cinq fois un huitième : </text:span></text:span><text:span text:style-name="Character_5f_20_5f_style"><text:span text:style-name="T26"><draw:frame draw:style-name="fr3" draw:name="Object4" text:anchor-type="as-char" svg:y="-0.556cm" svg:width="1.275cm" svg:height="0.87cm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La moitié de onze : </text:span></text:span><text:span text:style-name="Character_5f_20_5f_style"><text:span text:style-name="T26"><draw:frame draw:style-name="fr3" draw:name="Object5" text:anchor-type="as-char" svg:y="-0.556cm" svg:width="1.275cm" svg:height="0.87cm" draw:z-index="3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Le quart de sept :</text:span></text:span><text:span text:style-name="Character_5f_20_5f_style"><text:span text:style-name="T38"> </text:span></text:span><text:span text:style-name="Character_5f_20_5f_style"><text:span text:style-name="T38"><draw:frame draw:style-name="fr3" draw:name="Object6" text:anchor-type="as-char" svg:y="-0.556cm" svg:width="1.275cm" svg:height="0.87cm" draw:z-index="3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Le cinquième de treize : </text:span></text:span><text:span text:style-name="Character_5f_20_5f_style"><text:span text:style-name="T26"><draw:frame draw:style-name="fr3" draw:name="Object7" text:anchor-type="as-char" svg:y="-0.556cm" svg:width="1.275cm" svg:height="0.87cm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2" svg:font-family="OpenSymbol" style:font-adornments="Oblique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6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5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2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5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5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6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text-properties fo:font-variant="small-caps" fo:color="#d7e12c" loext:opacity="100%" style:font-name="Bitstream Vera Sans6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6" fo:font-size="16pt" fo:font-style="normal" fo:text-shadow="none" fo:font-weight="bold" officeooo:rsid="00248e62" officeooo:paragraph-rsid="027ec1f2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ec296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officeooo:rsid="0160d7ef"/>
    </style:style>
    <style:style style:name="MT7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9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40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6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6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37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38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39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36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48" draw:name="Shape3" draw:style-name="Mgr6" draw:text-style-name="MP6" svg:x1="13.16cm" svg:y1="0.355cm" svg:x2="20.496cm" svg:y2="0.36cm"><text:p/></draw:line><text:span text:style-name="MT3">Fractions</text:span> : <text:span text:style-name="MT3">Vocabulaire et sens</text:span></text:p>
      </style:header>
      <style:footer>
        <text:h text:style-name="MP12" text:outline-level="1"><text:span text:style-name="MT3">Fractions</text:span> : <text:span text:style-name="MT3">Vocabulaire et sens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line text:anchor-type="paragraph" draw:z-index="51" draw:name="Shape3_0" draw:style-name="Mgr6" draw:text-style-name="MP6" svg:x1="17.935cm" svg:y1="0.36cm" svg:x2="20.496cm" svg:y2="0.36cm"><text:p/></draw:line><draw:path text:anchor-type="paragraph" draw:z-index="2" draw:name="Shape1_0" draw:style-name="Mgr7" draw:text-style-name="MP11" svg:width="4.329cm" svg:height="1.734cm" svg:x="-1.8cm" svg:y="-8.985cm" svg:viewBox="0 0 4330 1735" svg:d="M0 1735l3984-223c209-12 363-130 345-265l-170-1247h-4159z"><text:p/></draw:path><text:s/>: </text:p>
      </style:header>
      <style:footer>
        <text:h text:style-name="MP14" text:outline-level="1"><text:s/>: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0" draw:name="Shape1_3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7" draw:name="Shape3_1" draw:style-name="Mgr6" draw:text-style-name="MP6" svg:x1="12.876cm" svg:y1="0.392cm" svg:x2="20.496cm" svg:y2="0.36cm"><text:p/></draw:line><text:span text:style-name="MT3">Fractions</text:span> : <text:span text:style-name="MT3">Vocabulaire et sens</text:span></text:p>
      </style:header>
      <style:footer>
        <text:p text:style-name="MP20"><draw:frame draw:style-name="Mfr1" draw:name="Frame7" text:anchor-type="paragraph" svg:y="-0.06cm" draw:z-index="1"><draw:text-box fo:min-height="0.499cm" fo:min-width="7.096cm"><draw:frame draw:style-name="Mfr2" draw:name="Frame8" text:anchor-type="frame" svg:x="0.45cm" svg:y="0.079cm" svg:width="0.817cm" draw:z-index="3"><draw:text-box fo:min-height="0.355cm"><text:p text:style-name="MP21"><draw:g text:anchor-type="paragraph" draw:z-index="5" draw:name="Shape4_5" draw:style-name="Mgr8"><draw:path draw:style-name="Mgr9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6">F</text:span>ractions : Vocabulaire et sens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47" draw:name="Shape5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30" draw:name="Shape6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7"/></text:span></text:p>
      </style:header-left>
      <style:footer>
        <text:p text:style-name="MP29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1330473825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 : additionner et soustraire</text:span><text:span text:style-name="MT11"> </text:span></text:p></draw:text-box></draw:frame><draw:g text:anchor-type="paragraph" draw:z-index="49" draw:name="Shape4_3" draw:style-name="Mgr8"><draw:path draw:style-name="Mgr9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50" draw:name="Shape4_0" draw:style-name="Mgr8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</text:span><text:span text:style-name="MT11"> : </text:span><text:span text:style-name="MT10">additionner et soustraire</text:span></text:p></draw:text-box></draw:frame><draw:g text:anchor-type="paragraph" draw:z-index="4" draw:name="Shape4_4" draw:style-name="Mgr8"><draw:path draw:style-name="Mgr9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42" draw:name="Shape4" draw:style-name="Mgr8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3H1M40S</meta:editing-duration>
    <meta:editing-cycles>251</meta:editing-cycles>
    <meta:generator>LibreOffice/7.0.0.3$Linux_X86_64 LibreOffice_project/8061b3e9204bef6b321a21033174034a5e2ea88e</meta:generator>
    <dc:date>2021-01-25T15:24:57.934310442</dc:date>
    <meta:document-statistic meta:table-count="2" meta:image-count="0" meta:object-count="35" meta:page-count="1" meta:paragraph-count="85" meta:word-count="515" meta:character-count="2855" meta:non-whitespace-character-count="2260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30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3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5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8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9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8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5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6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7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